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xLocalElement.ComplexLocalElement( TranscriptionConfiguration configuration , ElementDescriptor descriptor ,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xLocalEle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LocalElement.setType( LocalComplex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